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a80ab" officeooo:paragraph-rsid="001a80ab" fo:background-color="transparent"/>
    </style:style>
    <style:style style:name="P2" style:family="paragraph" style:parent-style-name="Standard">
      <style:text-properties officeooo:rsid="001a80ab" officeooo:paragraph-rsid="001a80ab" fo:background-color="#ffff00"/>
    </style:style>
    <style:style style:name="P3" style:family="paragraph" style:parent-style-name="Standard">
      <style:text-properties officeooo:paragraph-rsid="001a80ab" fo:background-color="#ffff00"/>
    </style:style>
    <style:style style:name="P4" style:family="paragraph" style:parent-style-name="Standard">
      <style:text-properties officeooo:rsid="001a80ab" officeooo:paragraph-rsid="001a80ab" fo:background-color="transparent"/>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T1" style:family="text">
      <style:text-properties officeooo:rsid="001a80ab"/>
    </style:style>
    <style:style style:name="T2" style:family="text">
      <style:text-properties style:text-position="super 58%"/>
    </style:style>
    <style:style style:name="T3" style:family="text">
      <style:text-properties style:text-position="0% 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ero:</text:span></text:p>
      <text:p text:style-name="Standard"/>
      <text:p text:style-name="Standard"/>
      <text:p text:style-name="Standard">Here is a Python program that reads the coefficients of a polynomial, stores them in an array, and displays the polynomial in the specified notation. The program also ensures that the degree of the polynomial does not exceed a user-defined maximum value M.</text:p>
      <text:p text:style-name="Standard"/>
      <text:p text:style-name="Standard">def main():</text:p>
      <text:p text:style-name="Standard"><text:s text:c="4"/># Ask the user for the maximum degree M</text:p>
      <text:p text:style-name="Standard"><text:s text:c="4"/>M = int(input("Enter the maximum degree of the polynomial (M): "))</text:p>
      <text:p text:style-name="Standard"><text:s text:c="4"/></text:p>
      <text:p text:style-name="Standard"><text:s text:c="4"/># Initialize an empty list to store the coefficients</text:p>
      <text:p text:style-name="Standard"><text:s text:c="4"/>coefficients = []</text:p>
      <text:p text:style-name="Standard"><text:s text:c="4"/></text:p>
      <text:p text:style-name="Standard"><text:s text:c="4"/># Read coefficients from the user until 0 is entered or maximum degree is reached</text:p>
      <text:p text:style-name="Standard"><text:s text:c="4"/>print(f"Enter the coefficients of the polynomial (up to degree {M}). Enter 0 to stop.")</text:p>
      <text:p text:style-name="Standard"><text:s text:c="4"/>while len(coefficients) &lt;= M:</text:p>
      <text:p text:style-name="Standard"><text:s text:c="8"/>coeff = float(input(f"Enter coefficient for X^{len(coefficients)}: "))</text:p>
      <text:p text:style-name="Standard"><text:s text:c="8"/>if coeff == 0 and len(coefficients) &gt; 0:</text:p>
      <text:p text:style-name="Standard"><text:s text:c="12"/>break</text:p>
      <text:p text:style-name="Standard"><text:s text:c="8"/>coefficients.append(coeff)</text:p>
      <text:p text:style-name="Standard"><text:s text:c="4"/></text:p>
      <text:p text:style-name="Standard"><text:s text:c="4"/># Determine the degree of the polynomial</text:p>
      <text:p text:style-name="Standard"><text:s text:c="4"/>degree = len(coefficients) - 1</text:p>
      <text:p text:style-name="Standard"><text:s text:c="4"/></text:p>
      <text:p text:style-name="Standard"><text:s text:c="4"/># Display the degree of the polynomial</text:p>
      <text:p text:style-name="Standard"><text:s text:c="4"/>print(f"The degree of the polynomial is: {degree}")</text:p>
      <text:p text:style-name="Standard"><text:s text:c="4"/></text:p>
      <text:p text:style-name="Standard"><text:s text:c="4"/># Construct the polynomial notation string</text:p>
      <text:p text:style-name="Standard"><text:s text:c="4"/>polynomial = "P(X) = "</text:p>
      <text:p text:style-name="Standard"><text:s text:c="4"/>terms = []</text:p>
      <text:p text:style-name="Standard"><text:s text:c="4"/>for i, coeff in enumerate(coefficients):</text:p>
      <text:p text:style-name="Standard"><text:s text:c="8"/>if i == 0:</text:p>
      <text:p text:style-name="Standard"><text:s text:c="12"/>terms.append(f"{coeff}")</text:p>
      <text:p text:style-name="Standard"><text:s text:c="8"/>else:</text:p>
      <text:p text:style-name="Standard"><text:s text:c="12"/>terms.append(f"{coeff}X^{i}")</text:p>
      <text:p text:style-name="Standard"><text:s text:c="4"/></text:p>
      <text:p text:style-name="Standard"><text:s text:c="4"/>polynomial += " + ".join(terms)</text:p>
      <text:p text:style-name="Standard"><text:s text:c="4"/></text:p>
      <text:p text:style-name="Standard"><text:s text:c="4"/># Display the polynomial</text:p>
      <text:p text:style-name="Standard"><text:s text:c="4"/>print(polynomial)</text:p>
      <text:p text:style-name="Standard"/>
      <text:p text:style-name="Standard">if __name__ == "__main__":</text:p>
      <text:p text:style-name="Standard"><text:s text:c="4"/>main()</text:p>
      <text:p text:style-name="Standard"/>
      <text:h text:style-name="Heading_20_3" text:outline-level="3">Explanation:</text:h>
      <text:list text:style-name="L1">
        <text:list-item>
          <text:p text:style-name="P6"><text:span text:style-name="Strong_20_Emphasis">Initialization</text:span>: The program starts by asking the user to input the maximum degree M for the polynomial.</text:p>
        </text:list-item>
        <text:list-item>
          <text:p text:style-name="P6"><text:span text:style-name="Strong_20_Emphasis">Reading Coefficients</text:span>: The program then enters a loop to read the coefficients of the polynomial. It stops reading when a zero is entered (and at least one coefficient has been read) or when the number of coefficients reaches M+1.</text:p>
        </text:list-item>
        <text:list-item>
          <text:p text:style-name="P6"><text:soft-page-break/><text:span text:style-name="Strong_20_Emphasis">Degree Determination</text:span>: The degree of the polynomial is determined by the length of the coefficients list minus one.</text:p>
        </text:list-item>
        <text:list-item>
          <text:p text:style-name="P6"><text:span text:style-name="Strong_20_Emphasis">Polynomial Notation</text:span>: The program constructs a string that represents the polynomial in the required notation P(X)=C0​+C1​X+C2​X2+…+Cn​Xn.</text:p>
        </text:list-item>
        <text:list-item>
          <text:p text:style-name="P5"><text:span text:style-name="Strong_20_Emphasis">Display</text:span>: Finally, the degree and the polynomial notation are displayed to the user.</text:p>
        </text:list-item>
      </text:list>
      <text:h text:style-name="Heading_20_3" text:outline-level="3">Usage:</text:h>
      <text:list text:style-name="L2">
        <text:list-item>
          <text:p text:style-name="P8">Run the program.</text:p>
        </text:list-item>
        <text:list-item>
          <text:p text:style-name="P8">Enter the maximum degree M.</text:p>
        </text:list-item>
        <text:list-item>
          <text:p text:style-name="P8">Enter the coefficients one by one.</text:p>
        </text:list-item>
        <text:list-item>
          <text:p text:style-name="P8">The program will stop reading coefficients when a zero is entered (after at least one coefficient) or when the maximum number of coefficients is reached.</text:p>
        </text:list-item>
        <text:list-item>
          <text:p text:style-name="P7">The degree of the polynomial and the polynomial itself will be displayed.</text:p>
        </text:list-item>
      </text:list>
      <text:p text:style-name="Standard"/>
      <text:p text:style-name="Standard"/>
      <text:p text:style-name="Standard"/>
      <text:p text:style-name="Standard"/>
      <text:p text:style-name="Standard"/>
      <text:p text:style-name="Standard"/>
      <text:p text:style-name="P2">2<text:span text:style-name="T2">nd</text:span>:</text:p>
      <text:p text:style-name="P2"/>
      <text:p text:style-name="P2"/>
      <text:p text:style-name="P4">Python program that calculates the sum of all elements of an N×M matrix. The program will prompt the user to enter the dimensions of the matrix and then the elements of the matrix.</text:p>
      <text:p text:style-name="P4"/>
      <text:p text:style-name="P4">def main():</text:p>
      <text:p text:style-name="P4"><text:s text:c="4"/># Get the dimensions of the matrix from the user</text:p>
      <text:p text:style-name="P4"><text:s text:c="4"/>N = int(input("Enter the number of rows (N): "))</text:p>
      <text:p text:style-name="P4"><text:s text:c="4"/>M = int(input("Enter the number of columns (M): "))</text:p>
      <text:p text:style-name="P4"><text:s text:c="4"/></text:p>
      <text:p text:style-name="P4"><text:s text:c="4"/># Initialize the matrix</text:p>
      <text:p text:style-name="P4"><text:s text:c="4"/>matrix = []</text:p>
      <text:p text:style-name="P4"><text:s text:c="4"/></text:p>
      <text:p text:style-name="P4"><text:s text:c="4"/># Read the matrix elements from the user</text:p>
      <text:p text:style-name="P4"><text:s text:c="4"/>print("Enter the elements of the matrix row by row:")</text:p>
      <text:p text:style-name="P4"><text:s text:c="4"/>for i in range(N):</text:p>
      <text:p text:style-name="P4"><text:s text:c="8"/>row = []</text:p>
      <text:p text:style-name="P4"><text:s text:c="8"/>for j in range(M):</text:p>
      <text:p text:style-name="P4"><text:s text:c="12"/>element = float(input(f"Element at position ({i+1},{j+1}): "))</text:p>
      <text:p text:style-name="P4"><text:s text:c="12"/>row.append(element)</text:p>
      <text:p text:style-name="P4"><text:s text:c="8"/>matrix.append(row)</text:p>
      <text:p text:style-name="P4"><text:s text:c="4"/></text:p>
      <text:p text:style-name="P4"><text:s text:c="4"/># Calculate the sum of all elements in the matrix</text:p>
      <text:p text:style-name="P4"><text:s text:c="4"/>total_sum = 0</text:p>
      <text:p text:style-name="P4"><text:s text:c="4"/>for row in matrix:</text:p>
      <text:p text:style-name="P4"><text:s text:c="8"/>total_sum += sum(row)</text:p>
      <text:p text:style-name="P4"><text:s text:c="4"/></text:p>
      <text:p text:style-name="P4"><text:s text:c="4"/># Display the sum</text:p>
      <text:p text:style-name="P4"><text:s text:c="4"/>print(f"The sum of all elements in the matrix is: {total_sum}")</text:p>
      <text:p text:style-name="P4"/>
      <text:p text:style-name="P4"><text:soft-page-break/>if __name__ == "__main__":</text:p>
      <text:p text:style-name="P4"><text:s text:c="4"/>main()</text:p>
      <text:p text:style-name="P4"/>
      <text:p text:style-name="P4"/>
      <text:h text:style-name="P1" text:outline-level="3">Explanation:</text:h>
      <text:list text:style-name="L3">
        <text:list-item>
          <text:p text:style-name="P10"><text:span text:style-name="Strong_20_Emphasis">Matrix Dimensions</text:span>: The program starts by asking the user to input the number of rows (N) and columns (M) of the matrix.</text:p>
        </text:list-item>
        <text:list-item>
          <text:p text:style-name="P10"><text:span text:style-name="Strong_20_Emphasis">Matrix Initialization</text:span>: An empty list named <text:span text:style-name="Source_20_Text">matrix</text:span> is initialized to store the matrix elements.</text:p>
        </text:list-item>
        <text:list-item>
          <text:p text:style-name="P10"><text:span text:style-name="Strong_20_Emphasis">Reading Matrix Elements</text:span>: The program uses nested loops to read each element of the matrix from the user. The outer loop iterates over the rows, and the inner loop iterates over the columns. The elements are stored in a nested list format where each inner list represents a row.</text:p>
        </text:list-item>
        <text:list-item>
          <text:p text:style-name="P10"><text:span text:style-name="Strong_20_Emphasis">Calculating the Sum</text:span>: The program calculates the sum of all elements in the matrix using another loop to iterate over each row and summing the elements within each row.</text:p>
        </text:list-item>
        <text:list-item>
          <text:p text:style-name="P9"><text:span text:style-name="Strong_20_Emphasis">Displaying the Sum</text:span>: Finally, the program prints the total sum of the matrix elements.</text:p>
        </text:list-item>
      </text:list>
      <text:h text:style-name="Heading_20_3" text:outline-level="3">Usage:</text:h>
      <text:list text:style-name="L4">
        <text:list-item>
          <text:p text:style-name="P12">Run the program.</text:p>
        </text:list-item>
        <text:list-item>
          <text:p text:style-name="P12">Enter the number of rows (N) and columns (M).</text:p>
        </text:list-item>
        <text:list-item>
          <text:p text:style-name="P12">Enter each element of the matrix row by row as prompted.</text:p>
        </text:list-item>
        <text:list-item>
          <text:p text:style-name="P11">The program will calculate and display the sum of all the elements in the matrix.</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9:46:33.265062761</meta:creation-date>
    <dc:date>2024-05-31T09:55:02.063045549</dc:date>
    <meta:editing-duration>PT8M29S</meta:editing-duration>
    <meta:editing-cycles>1</meta:editing-cycles>
    <meta:document-statistic meta:table-count="0" meta:image-count="0" meta:object-count="0" meta:page-count="3" meta:paragraph-count="89" meta:word-count="685" meta:character-count="4336" meta:non-whitespace-character-count="3419"/>
    <meta:generator>LibreOffice/7.5.9.2$Linux_X86_64 LibreOffice_project/50$Build-2</meta:generator>
  </office:meta>
</office:document-meta>
</file>